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Registry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AssemblyRegistry.getComponentsForDeployedServiceAssembly( String sa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AssemblyRegistry.isDeployedServiceUnit( String componentName , String su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AssemblyRegistry.getDeployedServiceAssembliesForComponent( String componen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iceAssemblyRegistry.ServiceAssemblyRegistry(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Registry.getServiceAssembly( String s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Registry.unregister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viceAssemblyRegistry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AssemblyRegistry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AssemblyRegistry.getServiceAssembl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Registry.register( ServiceAssembly sa , String [ ] suKeys , ServiceAssemblyEnvironment en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iceAssemblyRegistry.register( ServiceAssembly sa , ServiceAssemblyEnvironment en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AssemblyRegistry.getDeployedServiceAssembl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